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 style:list-style-name="WW8Num1"/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8pt" fo:font-style="italic" style:font-size-asian="18pt" style:font-style-asian="italic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 (transizioni)</text:span></text:p>
      <text:p text:style-name="P2"/>
      <text:list text:style-name="WW8Num1">
        <text:list-item>
          <text:p text:style-name="P3"><text:span text:style-name="T2">Aprire</text:span><text:span text:style-name="T3"> la presentazione </text:span><text:span text:style-name="T4">Colombo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2">Passare</text:span><text:span text:style-name="T3"> alla visualizzazione “</text:span><text:span text:style-name="T5">Sequenza diapositive</text:span><text:span text:style-name="T3">”.</text:span></text:p>
        </text:list-item>
      </text:list>
      <text:p text:style-name="P2"/>
      <text:list text:style-name="WW8Num1" text:continue-numbering="true">
        <text:list-item>
          <text:p text:style-name="P3"><text:span text:style-name="T2">Impostare</text:span><text:span text:style-name="T3">, per tutte le diapositive, una transizione a dissolvenza.</text:span></text:p>
        </text:list-item>
      </text:list>
      <text:p text:style-name="P2"/>
      <text:list text:style-name="WW8Num1" text:continue-numbering="true">
        <text:list-item>
          <text:p text:style-name="P3"><text:span text:style-name="T2">Impostare</text:span><text:span text:style-name="T3"> gli intervalli di transizione automatici a due secondi per le diapositive dispari e tre per quelle pari.</text:span></text:p>
        </text:list-item>
      </text:list>
      <text:p text:style-name="P2"/>
      <text:list text:style-name="WW8Num1" text:continue-numbering="true">
        <text:list-item>
          <text:p text:style-name="P3"><text:span text:style-name="T2">Visualizzare</text:span><text:span text:style-name="T3"> la presentazione e verificare l’applicazione di avanzamento automatic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</dc:title>
    <meta:initial-creator>caresia.marco</meta:initial-creator>
    <meta:creation-date>2006-07-11T19:22:00</meta:creation-date>
    <dc:creator>Marco</dc:creator>
    <dc:date>2006-07-11T19:22:00</dc:date>
    <dc:language>it-IT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47" meta:character-count="372"/>
  </office:meta>
</office:document-meta>
</file>